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E0000005E0146323FFCB2DCEB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hilanka" svg:font-family="Chilanka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bitmap" draw:fill-image-name="Pool" draw:textarea-horizontal-align="justify" draw:textarea-vertical-align="middle" draw:auto-grow-height="false" fo:min-height="0.5cm" fo:min-width="1.75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1.012cm" fo:min-width="1.306cm"/>
    </style:style>
    <style:style style:name="gr3" style:family="graphic" style:parent-style-name="standard">
      <style:graphic-properties svg:stroke-width="0.028cm" svg:stroke-color="#757575" draw:marker-start-width="0.242cm" draw:marker-end-width="0.242cm" draw:fill-color="#fafafa" draw:textarea-horizontal-align="justify" draw:textarea-vertical-align="middle" draw:auto-grow-height="false" fo:min-height="0.634cm" fo:min-width="0.908cm" fo:padding-top="0.139cm" fo:padding-bottom="0.139cm" fo:padding-left="0.264cm" fo:padding-right="0.264cm"/>
    </style:style>
    <style:style style:name="gr4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5" style:family="graphic" style:parent-style-name="standard">
      <style:graphic-properties draw:stroke="none" draw:fill-color="#66bb6a" draw:textarea-horizontal-align="justify" draw:textarea-vertical-align="middle" draw:auto-grow-height="false" fo:min-height="0cm" fo:min-width="1.431cm"/>
      <style:paragraph-properties style:writing-mode="lr-tb"/>
    </style:style>
    <style:style style:name="gr6" style:family="graphic" style:parent-style-name="standard">
      <style:graphic-properties draw:stroke="none" draw:fill-color="#66bb6a" draw:textarea-horizontal-align="justify" draw:textarea-vertical-align="middle" draw:auto-grow-height="false" fo:min-height="0cm" fo:min-width="1.431cm"/>
    </style:style>
    <style:style style:name="gr7" style:family="graphic" style:parent-style-name="standard">
      <style:graphic-properties draw:stroke="none" draw:fill-color="#66bb6a" draw:textarea-horizontal-align="justify" draw:textarea-vertical-align="middle" draw:auto-grow-height="false" fo:min-height="1.255cm" fo:min-width="0cm"/>
    </style:style>
    <style:style style:name="gr8" style:family="graphic" style:parent-style-name="standard">
      <style:graphic-properties draw:stroke="none" draw:fill-color="#303f9f" draw:textarea-horizontal-align="justify" draw:textarea-vertical-align="middle" draw:auto-grow-height="false" fo:min-height="1.104cm" fo:min-width="0cm"/>
    </style:style>
    <style:style style:name="gr9" style:family="graphic" style:parent-style-name="standard">
      <style:graphic-properties draw:stroke="none" draw:fill-color="#5c6bc0" draw:textarea-horizontal-align="justify" draw:textarea-vertical-align="middle" draw:auto-grow-height="false" fo:min-height="1.104cm" fo:min-width="0cm"/>
    </style:style>
    <style:style style:name="gr10" style:family="graphic" style:parent-style-name="standard">
      <style:graphic-properties draw:stroke="none" svg:stroke-color="#000000" draw:fill="solid" draw:fill-color="#ffffff" draw:opacity="27%" fo:min-height="0.916cm"/>
      <style:paragraph-properties style:writing-mode="lr-tb"/>
    </style:style>
    <style:style style:name="gr11" style:family="graphic" style:parent-style-name="standard">
      <style:graphic-properties draw:stroke="none" draw:fill-color="#66bb6a" draw:textarea-horizontal-align="justify" draw:textarea-vertical-align="middle" draw:auto-grow-height="false" fo:min-height="0.976cm" fo:min-width="0cm"/>
    </style:style>
    <style:style style:name="gr12" style:family="graphic" style:parent-style-name="standard">
      <style:graphic-properties draw:stroke="none" draw:fill-color="#66bb6a" draw:textarea-horizontal-align="justify" draw:textarea-vertical-align="middle" draw:auto-grow-height="false" fo:min-height="0cm" fo:min-width="1.975cm"/>
    </style:style>
    <style:style style:name="gr13" style:family="graphic" style:parent-style-name="standard">
      <style:graphic-properties svg:stroke-color="#283593" draw:fill="none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dash" draw:stroke-dash="Long_20_Dot" svg:stroke-color="#000000" svg:stroke-linecap="butt" draw:fill="none" draw:textarea-horizontal-align="justify" draw:textarea-vertical-align="middle" draw:auto-grow-height="false" fo:min-height="0.858cm" fo:min-width="0.107cm"/>
    </style:style>
    <style:style style:name="gr15" style:family="graphic" style:parent-style-name="standard">
      <style:graphic-properties draw:stroke="solid" svg:stroke-width="0.018cm" svg:stroke-color="#283593" draw:marker-start-width="0.227cm" draw:marker-end-width="0.227cm" draw:fill="none" draw:textarea-horizontal-align="justify" draw:textarea-vertical-align="middle" draw:auto-grow-height="false" fo:min-height="0.189cm" fo:min-width="0cm" fo:padding-top="0.134cm" fo:padding-bottom="0.134cm" fo:padding-left="0.259cm" fo:padding-right="0.259cm"/>
    </style:style>
    <style:style style:name="gr16" style:family="graphic" style:parent-style-name="standard">
      <style:graphic-properties draw:stroke="solid" svg:stroke-width="0.018cm" svg:stroke-color="#c2185b" draw:marker-start-width="0.227cm" draw:marker-end-width="0.227cm" draw:fill="none" draw:textarea-horizontal-align="justify" draw:textarea-vertical-align="middle" draw:auto-grow-height="false" fo:min-height="0.171cm" fo:min-width="0cm" fo:padding-top="0.134cm" fo:padding-bottom="0.134cm" fo:padding-left="0.259cm" fo:padding-right="0.259cm"/>
    </style:style>
    <style:style style:name="gr17" style:family="graphic" style:parent-style-name="objectwithoutfill">
      <style:graphic-properties svg:stroke-width="0.018cm" svg:stroke-color="#ff1744" draw:marker-start-width="0.227cm" draw:marker-end="線の終点_20_1" draw:marker-end-width="0.227cm" draw:fill="none" draw:textarea-vertical-align="middle" fo:padding-top="0.134cm" fo:padding-bottom="0.134cm" fo:padding-left="0.259cm" fo:padding-right="0.259cm"/>
    </style:style>
    <style:style style:name="gr18" style:family="graphic" style:parent-style-name="objectwithoutfill">
      <style:graphic-properties svg:stroke-width="0.018cm" svg:stroke-color="#ff3d00" draw:marker-start="線の終点_20_2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9" style:family="graphic" style:parent-style-name="objectwithoutfill">
      <style:graphic-properties svg:stroke-width="0.028cm" svg:stroke-color="#ff1744" draw:marker-start="線の終点_20_1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0" style:family="graphic" style:parent-style-name="standard">
      <style:graphic-properties draw:stroke="none" svg:stroke-color="#000000" draw:fill="none" draw:fill-color="#ffffff" fo:min-height="0.386cm"/>
      <style:paragraph-properties style:writing-mode="lr-tb"/>
    </style:style>
    <style:style style:name="gr21" style:family="graphic" style:parent-style-name="objectwithoutfill">
      <style:graphic-properties svg:stroke-width="0.028cm" svg:stroke-color="#424242" draw:marker-start="線の終点_20_1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2" style:family="graphic" style:parent-style-name="standard">
      <style:graphic-properties svg:stroke-width="0.018cm" svg:stroke-color="#e91e63" draw:marker-start-width="0.227cm" draw:marker-end-width="0.227cm" draw:fill-color="#ffcdd2" draw:textarea-horizontal-align="justify" draw:textarea-vertical-align="middle" draw:auto-grow-height="false" fo:min-height="0.152cm" fo:min-width="0cm" fo:padding-top="0.134cm" fo:padding-bottom="0.134cm" fo:padding-left="0.259cm" fo:padding-right="0.259cm"/>
    </style:style>
    <style:style style:name="gr23" style:family="graphic" style:parent-style-name="standard">
      <style:graphic-properties svg:stroke-width="0.018cm" svg:stroke-color="#3949ab" draw:marker-start-width="0.227cm" draw:marker-end-width="0.227cm" draw:fill-color="#c5cae9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24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25" style:family="graphic" style:parent-style-name="standard" style:list-style-name="L2">
      <style:graphic-properties draw:stroke="none" svg:stroke-color="#000000" draw:fill="none" draw:fill-color="#ffffff" draw:textarea-vertical-align="middle" fo:min-height="1.846cm"/>
      <style:paragraph-properties style:writing-mode="lr-tb"/>
    </style:style>
    <style:style style:name="P1" style:family="paragraph">
      <loext:graphic-properties draw:fill="bitmap" draw:fill-image-name="Pool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afafa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66bb6a"/>
      <style:paragraph-properties fo:text-align="center" style:writing-mode="lr-tb"/>
    </style:style>
    <style:style style:name="P6" style:family="paragraph">
      <loext:graphic-properties draw:fill-color="#66bb6a"/>
      <style:paragraph-properties fo:text-align="center"/>
    </style:style>
    <style:style style:name="P7" style:family="paragraph">
      <loext:graphic-properties draw:fill-color="#303f9f"/>
      <style:paragraph-properties fo:text-align="center"/>
    </style:style>
    <style:style style:name="P8" style:family="paragraph">
      <loext:graphic-properties draw:fill-color="#5c6bc0"/>
      <style:paragraph-properties fo:text-align="center"/>
    </style:style>
    <style:style style:name="P9" style:family="paragraph">
      <loext:graphic-properties draw:fill="solid" draw:fill-color="#ffffff" draw:opacity="27%"/>
      <style:paragraph-properties style:writing-mode="lr-tb"/>
      <style:text-properties fo:color="#311b92" loext:opacity="100%" fo:font-size="6pt" fo:font-weight="bold" style:font-size-asian="6pt" style:font-weight-asian="bold" style:font-size-complex="6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color="#ff1744" loext:opacity="100%" style:font-name="Chilanka" fo:font-size="10pt" fo:font-style="italic" style:font-size-asian="10pt" style:font-style-asian="italic" style:font-size-complex="10pt" style:font-style-complex="italic"/>
    </style:style>
    <style:style style:name="P11" style:family="paragraph">
      <loext:graphic-properties draw:fill-color="#ffcdd2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color="#0d47a1" loext:opacity="100%" style:font-name="Chilanka" fo:font-size="10pt" fo:font-style="italic" style:font-size-asian="10pt" style:font-style-asian="italic" style:font-size-complex="10pt" style:font-style-complex="italic"/>
    </style:style>
    <style:style style:name="P13" style:family="paragraph">
      <loext:graphic-properties draw:fill-color="#c5cae9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style:font-name="Chilanka"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style:font-name="Chilanka" fo:font-size="5pt" fo:font-style="normal" style:font-size-asian="5pt" style:font-style-asian="normal" style:font-size-complex="5pt" style:font-style-complex="normal" fo:hyphenate="false" loext:hyphenation-no-caps="false"/>
    </style:style>
    <style:style style:name="T1" style:family="text">
      <style:text-properties fo:color="#311b92" loext:opacity="100%" fo:font-size="6pt" fo:font-weight="bold" style:font-size-asian="6pt" style:font-weight-asian="bold" style:font-size-complex="6pt" style:font-weight-complex="bold"/>
    </style:style>
    <style:style style:name="T2" style:family="text">
      <style:text-properties fo:color="#ff1744" loext:opacity="100%" style:font-name="Chilanka" fo:font-size="10pt" fo:font-style="italic" style:font-size-asian="10pt" style:font-style-asian="italic" style:font-size-complex="10pt" style:font-style-complex="italic"/>
    </style:style>
    <style:style style:name="T3" style:family="text">
      <style:text-properties fo:color="#0d47a1" loext:opacity="100%" style:font-name="Chilanka" fo:font-size="10pt" fo:font-style="italic" style:font-size-asian="10pt" style:font-style-asian="italic" style:font-size-complex="10pt" style:font-style-complex="italic"/>
    </style:style>
    <style:style style:name="T4" style:family="text">
      <style:text-properties style:font-name="Chilanka"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T5" style:family="text">
      <style:text-properties style:font-name="Chilanka" fo:font-size="5pt" fo:font-style="italic" style:text-underline-style="solid" style:text-underline-width="auto" style:text-underline-color="font-color" fo:font-weight="bold" style:font-size-asian="5pt" style:font-style-asian="italic" style:font-weight-asian="bold" style:font-size-complex="5pt" style:font-style-complex="italic" style:font-weight-complex="bold"/>
    </style:style>
    <style:style style:name="T6" style:family="text">
      <style:text-properties style:font-name="Chilanka" fo:font-size="5pt" fo:font-style="normal" style:font-size-asian="5pt" style:font-style-asian="normal" style:font-size-complex="5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.25cm" svg:height="0.75cm" svg:x="3.4cm" svg:y="1.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06cm" svg:height="1.262cm" svg:x="0.547cm" svg:y="0.46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08cm" svg:height="0.884cm" svg:x="0.764cm" svg:y="0.679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3cm" svg:y1="0cm" svg:x2="3cm" svg:y2="4.5cm">
          <text:p/>
        </draw:line>
        <draw:line draw:style-name="gr4" draw:text-style-name="P4" draw:layer="layout" svg:x1="0cm" svg:y1="2.252cm" svg:x2="6cm" svg:y2="2.252cm">
          <text:p/>
        </draw:line>
        <draw:custom-shape draw:style-name="gr5" draw:text-style-name="P5" draw:layer="layout" svg:width="1.931cm" svg:height="0.146cm" svg:x="0.25cm" svg:y="2.70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931cm" svg:height="0.146cm" svg:x="0.25cm" svg:y="4.20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15cm" svg:height="1.505cm" svg:x="0.249cm" svg:y="2.80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069cm" svg:height="1.354cm" svg:x="1.8cm" svg:y="2.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069cm" svg:height="1.354cm" svg:x="1.431cm" svg:y="2.85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2.75cm" svg:height="1.166cm" svg:x="0.6cm" svg:y="3.334cm">
          <draw:text-box>
            <text:p><text:span text:style-name="T1">しきいはスライド可能</text:span></text:p>
            <text:p><text:span text:style-name="T1">→</text:span><text:span text:style-name="T1">仕事・エネルギー</text:span></text:p>
            <text:p><text:span text:style-name="T1">　の移動が可能</text:span></text:p>
          </draw:text-box>
        </draw:frame>
        <draw:custom-shape draw:style-name="gr11" draw:text-style-name="P6" draw:layer="layout" svg:width="0.25cm" svg:height="1.25cm" svg:x="3.25cm" svg:y="0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0.25cm" svg:height="1.25cm" svg:x="5.551cm" svg:y="0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2.499cm" svg:height="0.25cm" svg:x="3.251cm" svg:y="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draw:layer="layout" svg:width="0.134cm" svg:height="0.134cm" svg:x="3.76cm" svg:y="1.2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187cm" svg:height="0.187cm" svg:x="3.961cm" svg:y="1.2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085cm" svg:height="0.085cm" svg:x="3.661cm" svg:y="1.4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085cm" svg:height="0.085cm" svg:x="3.861cm" svg:y="1.4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085cm" svg:height="0.085cm" svg:x="3.754cm" svg:y="1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085cm" svg:height="0.085cm" svg:x="3.961cm" svg:y="1.0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085cm" svg:height="0.085cm" svg:x="3.675cm" svg:y="0.8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085cm" svg:height="0.085cm" svg:x="3.961cm" svg:y="0.6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085cm" svg:height="0.085cm" svg:x="3.761cm" svg:y="0.6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085cm" svg:height="0.085cm" svg:x="4.879cm" svg:y="1.2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085cm" svg:height="0.085cm" svg:x="5.165cm" svg:y="1.0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085cm" svg:height="0.085cm" svg:x="4.965cm" svg:y="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671cm" svg:height="1.172cm" svg:x="3.555cm" svg:y="0.4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0.671cm" svg:height="1.172cm" svg:x="4.75cm" svg:y="0.4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draw:layer="layout" svg:width="0.143cm" svg:height="0.143cm" svg:x="4.965cm" svg:y="0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143cm" svg:height="0.143cm" svg:x="4.965cm" svg:y="1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25cm" svg:height="0.5cm" svg:x="3.75cm" svg:y="0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4" draw:layer="layout" svg:width="0.25cm" svg:height="0.5cm" draw:transform="rotate (-3.14159265358979) translate (5.201cm 1.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17" draw:text-style-name="P4" draw:layer="layout" svg:width="0.551cm" svg:height="0.457cm" draw:transform="rotate (-2.60979083050712) translate (3.00957550075574cm 1.25750922315521cm)" svg:viewBox="0 0 552 458" svg:d="M0 451c93 22 179-13 269-30 94-17 245 24 279-73 29-86-102-152-123-245l-31-82-10-21">
          <text:p/>
        </draw:path>
        <draw:polyline draw:style-name="gr18" draw:text-style-name="P4" draw:layer="layout" svg:width="0.67cm" svg:height="0.334cm" draw:transform="rotate (0.463733982254893) translate (1.25cm 2cm)" svg:viewBox="0 0 671 335" draw:points="0,0 559,0 671,335">
          <text:p/>
        </draw:polyline>
        <draw:polyline draw:style-name="gr19" draw:text-style-name="P4" draw:layer="layout" svg:width="0.883cm" svg:height="0.883cm" draw:transform="rotate (-0.785398163397449) translate (0.289cm 0.75cm)" svg:viewBox="0 0 884 884" draw:points="0,0 354,0 884,884">
          <text:p/>
        </draw:polyline>
        <draw:frame draw:style-name="gr20" draw:text-style-name="P10" draw:layer="layout" svg:width="1cm" svg:height="0.636cm" svg:x="-0.25cm" svg:y="0.364cm">
          <draw:text-box>
            <text:p><text:span text:style-name="T2">Q</text:span></text:p>
          </draw:text-box>
        </draw:frame>
        <draw:frame draw:style-name="gr20" draw:text-style-name="P10" draw:layer="layout" svg:width="1cm" svg:height="0.636cm" svg:x="0.65cm" svg:y="1.744cm">
          <draw:text-box>
            <text:p><text:span text:style-name="T2">Q</text:span></text:p>
          </draw:text-box>
        </draw:frame>
        <draw:custom-shape draw:style-name="gr13" draw:text-style-name="P4" draw:layer="layout" svg:width="0.085cm" svg:height="0.085cm" svg:x="1cm" svg:y="0.9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085cm" svg:height="0.085cm" svg:x="1cm" svg:y="0.9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085cm" svg:height="0.085cm" svg:x="1.3cm" svg:y="0.8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085cm" svg:height="0.085cm" svg:x="1.3cm" svg:y="1.1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085cm" svg:height="0.085cm" svg:x="1.9cm" svg:y="0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085cm" svg:height="0.085cm" svg:x="1.7cm" svg:y="0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1" draw:text-style-name="P4" draw:layer="layout" svg:width="0.466cm" svg:height="0.353cm" draw:transform="rotate (-0.785398163397449) translate (1.96cm 0.992cm)" svg:viewBox="0 0 467 354" draw:points="0,0 467,190 354,354">
          <text:p/>
        </draw:polyline>
        <draw:custom-shape draw:style-name="gr22" draw:text-style-name="P11" draw:layer="layout" svg:width="0.25cm" svg:height="0.5cm" svg:x="0.5cm" svg:y="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0" draw:text-style-name="P10" draw:layer="layout" svg:width="1cm" svg:height="0.636cm" svg:x="-0.15cm" svg:y="3.964cm">
          <draw:text-box>
            <text:p><text:span text:style-name="T2">Q</text:span></text:p>
          </draw:text-box>
        </draw:frame>
        <draw:frame draw:style-name="gr20" draw:text-style-name="P12" draw:layer="layout" svg:width="1cm" svg:height="0.636cm" svg:x="1.685cm" svg:y="2.907cm">
          <draw:text-box>
            <text:p><text:span text:style-name="T3">W</text:span></text:p>
          </draw:text-box>
        </draw:frame>
        <draw:custom-shape draw:style-name="gr23" draw:text-style-name="P13" draw:layer="layout" svg:width="0.5cm" svg:height="0.25cm" svg:x="1.65cm" svg:y="2.8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4" draw:layer="layout" svg:width="0.085cm" svg:height="0.085cm" svg:x="1.163cm" svg:y="2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085cm" svg:height="0.085cm" svg:x="1cm" svg:y="3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085cm" svg:height="0.085cm" svg:x="1cm" svg:y="3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085cm" svg:height="0.085cm" svg:x="0.7cm" svg:y="3.1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085cm" svg:height="0.085cm" svg:x="0.7cm" svg:y="3.7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085cm" svg:height="0.085cm" svg:x="0.6cm" svg:y="3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085cm" svg:height="0.085cm" svg:x="0.658cm" svg:y="4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1" draw:text-style-name="P4" draw:layer="layout" svg:width="0.466cm" svg:height="0.353cm" draw:transform="rotate (-0.785398163397449) translate (1.222cm 3.009cm)" svg:viewBox="0 0 467 354" draw:points="0,0 467,190 354,354">
          <text:p/>
        </draw:polyline>
        <draw:frame draw:style-name="gr24" draw:text-style-name="P14" draw:layer="layout" svg:width="3cm" svg:height="0.877cm" svg:x="0cm" svg:y="0cm">
          <draw:text-box>
            <text:p><text:span text:style-name="T4">isolated system</text:span></text:p>
          </draw:text-box>
        </draw:frame>
        <draw:frame draw:style-name="gr24" draw:text-style-name="P14" draw:layer="layout" svg:width="3cm" svg:height="0.877cm" svg:x="0cm" svg:y="2.25cm">
          <draw:text-box>
            <text:p><text:span text:style-name="T4">closed system</text:span></text:p>
          </draw:text-box>
        </draw:frame>
        <draw:frame draw:style-name="gr24" draw:text-style-name="P14" draw:layer="layout" svg:width="3cm" svg:height="0.877cm" svg:x="3cm" svg:y="0cm">
          <draw:text-box>
            <text:p><text:span text:style-name="T4">opened system</text:span></text:p>
          </draw:text-box>
        </draw:frame>
        <draw:frame draw:style-name="gr25" draw:text-style-name="P15" draw:layer="layout" svg:width="3.2cm" svg:height="2.096cm" svg:x="2.9cm" svg:y="2.308cm">
          <draw:text-box>
            <text:p><text:span text:style-name="T5">isolated system</text:span><text:span text:style-name="T6"> </text:span><text:span text:style-name="T6">　孤立系：</text:span></text:p>
            <text:p><text:span text:style-name="T6">　・外部とのやり取り一切なし</text:span></text:p>
            <text:p><text:span text:style-name="T5">closed system</text:span><text:span text:style-name="T6">　閉鎖系：</text:span></text:p>
            <text:p><text:span text:style-name="T6">　・粒子は閉じ込められたまま</text:span></text:p>
            <text:p><text:span text:style-name="T6">　・仕事と熱の移動は可能</text:span></text:p>
            <text:p><text:span text:style-name="T5">opend system</text:span><text:span text:style-name="T6">　開放系</text:span></text:p>
            <text:p><text:span text:style-name="T6">　・粒子も仕事も熱も移動可能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hilanka" svg:font-family="Chilanka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fill-image draw:name="Pool" xlink:href="Pictures/100000000000005E0000005E0146323FFCB2DCEB.jpg" xlink:type="simple" xlink:show="embed" xlink:actuate="onLoad"/>
    <draw:marker draw:name="Arrow" svg:viewBox="0 0 20 30" svg:d="M10 0l-10 30h20z"/>
    <draw:marker draw:name="線の終点_20_1" draw:display-name="線の終点 1" svg:viewBox="0 0 20 13" svg:d="M0 13l10-13 10 13z"/>
    <draw:marker draw:name="線の終点_20_2" draw:display-name="線の終点 2" svg:viewBox="0 0 1131 754" svg:d="M566 0l-566 754 114-85 136-68 148-46 161-17 161 13 153 46 140 68 118 89z"/>
    <draw:stroke-dash draw:name="Long_20_Dot" draw:display-name="Long Dot" draw:style="rect" draw:dots1="1" draw:dots1-length="100%" draw:distance="300%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cm" fo:page-height="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4-01-19T04:44:23.989000000</meta:creation-date>
    <dc:date>2022-08-27T21:42:18.503969515</dc:date>
    <meta:editing-duration>PT5H42M56S</meta:editing-duration>
    <meta:editing-cycles>221</meta:editing-cycles>
    <meta:generator>LibreOffice/7.3.5.2$Linux_X86_64 LibreOffice_project/30$Build-2</meta:generator>
    <meta:document-statistic meta:object-count="60"/>
  </office:meta>
</office:document-meta>
</file>